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5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WICKED FOES (59:1-7, 11-15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WICKED FOES (59:1-7, 11-15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Protect me! (59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Punish them! (59:3-7, 11-15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Punish them! (59:3-7, 11-15)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The reasons (59:3-4, 6-7, 14-15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he reasons (59:3-4, 6-7, 14-15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y are bloodthirsty (59:3-4, 6, 14-15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y are boastful (59:7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Punish them! (59:3-7, 11-15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reasons (59:3-4, 6-7, 14-15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requests (59:5, 11-12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The requests (59:5, 11-12)<text:s text:c="1"/></text:span><text:span text:style-name="a497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Show them no mercy (59:5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Bring them to their knees (59:11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Let them be captured by their evil words (59:12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Destroy them (59:13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Punish them! (59:3-7, 11-15)<text:s text:c="1"/></text:span><text:span text:style-name="a518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 reasons (59:3-4, 6-7, 14-15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requests (59:5, 11-12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results (59:13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DAVID'S WICKED FOES (59:1-7, 11-15):<text:s text:c="1"/></text:span><text:span text:style-name="a536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Protect me! (59:1-2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Punish them! (59:3-7, 11-15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PSALM 59<text:s text:c="1"/>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DAVID'S WICKED FOES (59:1-7, 11-15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DAVID'S WONDERFUL FRIEND (59:8-10, 16-17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2-tx-Title-and-Text" presentation:presentation-page-layout-name="Master1-PPL12" draw:id="Slide-265">
        <draw:frame draw:id="id101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DAVID'S WONDERFUL FRIEND (59:8-10, 16-17)<text:s text:c="1"/></text:span><text:span text:style-name="a566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God laughs at David's enemies (59:8).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God is his strength (59:9-10, 17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PSALM 59<text:s text:c="1"/></text:span><text:span text:style-name="a581" text:class-names=""/></text:p>
          </draw:text-box>
          <svg:title/>
          <svg:desc/>
        </draw:frame>
        <draw:frame draw:id="id104" presentation:style-name="a596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DAVID'S WICKED FOES (59:1-7, 11-15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DAVID'S WONDERFUL FRIEND (59:8-10, 16-17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DAVID'S TESTIMONY (59:16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59 </dc:title>
    <meta:initial-creator>David STRICKLAND</meta:initial-creator>
    <dc:creator>David STRICKLAND</dc:creator>
    <meta:creation-date>2020-02-22T19:33:17Z</meta:creation-date>
    <dc:date>2020-02-22T19:33:17Z</dc:date>
    <meta:template xlink:href="BibleStudy" xlink:type="simple"/>
    <meta:editing-cycles>1</meta:editing-cycles>
    <meta:editing-duration>PT0S</meta:editing-duration>
    <meta:document-statistic meta:paragraph-count="35" meta:word-count="276"/>
  </office:meta>
</office:document-meta>
</file>